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P4">D - All of the above.</text:p>
      <text:p text:style-name="P4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P4">D - All of the above.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<text:span text:style-name="T1">D - All of the above</text:span>.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P4">D - All of the above.</text:p>
      <text:p text:style-name="P4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P4">D - All of the above.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Standard">C<text:span text:style-name="T1"> - Both of the above.</text:span></text:p>
      <text:p text:style-name="Standard">D - None of the abov<text:span text:style-name="T1">e.</text:span>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<text:span text:style-name="T1"> - 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<text:span text:style-name="T1"> - All of the above.</text:span>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<text:span text:style-name="T1">- Both of the above.</text:span>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P4">D - All of the above.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P4">A - .table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<text:span text:style-name="T1">- 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- .table-st riped<text:span text:style-name="T1">C - 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<text:span text:style-name="T1"> - .table-hover</text:span>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<text:soft-page-break/>cell of a table?</text:p>
      <text:p text:style-name="Standard">A - <text:span text:style-name="T1">.active</text:span></text:p>
      <text:p text:style-name="Standard">B - .succes<text:span text:style-name="T1">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 .<text:span text:style-name="T1">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<text:span text:style-name="T1">- .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<text:span text:style-name="T1"> - .danger</text:span></text:p>
      <text:p text:style-name="Standard"/>
      <text:p text:style-name="Standard"/>
      <text:p text:style-name="P1">Which of the following class can be used to create a responsive table?</text:p>
      <text:p text:style-name="Standard">A - <text:span text:style-name="T1">.t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P4">A - .vertical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<text:soft-page-break/>inline?</text:p>
      <text:p text:style-name="Standard">A - .inline</text:p>
      <text:p text:style-name="Standard">B -<text:span text:style-name="T1"> .form-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<text:span text:style-name="T1"> .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<text:span text:style-name="T1"> Both of the above.</text:span>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-<text:span text:style-name="T1"> .btn</text:span></text:p>
      <text:p text:style-name="Standard">B - .btn-p<text:span text:style-name="T1">r</text:span>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<text:span text:style-name="T1"> .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Standard"><text:soft-page-break/>C - <text:span text:style-name="T1">Both of the above.</text:span>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 <text:span text:style-name="T1">Both of the above</text:span>.</text:p>
      <text:p text:style-name="Standard">D - None of the abo<text:span text:style-name="T1">ve</text:span>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<text:span text:style-name="T1"> B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Standard">A -<text:span text:style-name="T2"> It specifies static for a backdrop, if you don't want the modal to be closed when the user clicks</text:span></text:p>
      <text:p text:style-name="Standard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It specifies static for a backdrop, if you don't want the modal to be closed when the user clicks</text:p>
      <text:p text:style-name="Standard">outside of the modal.</text:p>
      <text:p text:style-name="Standard">B - <text:span text:style-name="T1">It closes the modal when escape key is pressed; set to false to disable.</text:span>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7T20:32:13.771033209</dc:date>
    <meta:editing-duration>PT1M28S</meta:editing-duration>
    <meta:editing-cycles>1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